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ＭＳ ゴシック" svg:font-family="'ＭＳ ゴシック'"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1"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3.938cm" fo:margin-left="0.598cm" fo:margin-right="2.198cm" table:align="margins"/>
    </style:style>
    <style:style style:name="Table3.A" style:family="table-column">
      <style:table-column-properties style:column-width="3.794cm" style:rel-column-width="17843*"/>
    </style:style>
    <style:style style:name="Table3.B" style:family="table-column">
      <style:table-column-properties style:column-width="10.144cm" style:rel-column-width="476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8.005cm" fo:margin-left="1.792cm" fo:margin-right="6.937cm" table:align="margins"/>
    </style:style>
    <style:style style:name="Table1.A" style:family="table-column">
      <style:table-column-properties style:column-width="1.152cm" style:rel-column-width="9436*"/>
    </style:style>
    <style:style style:name="Table1.B" style:family="table-column">
      <style:table-column-properties style:column-width="6.853cm" style:rel-column-width="56099*"/>
    </style:style>
    <style:style style:name="Table1.A1" style:family="table-cell">
      <style:table-cell-properties style:vertical-align="middle" fo:padding="0cm" fo:border="none"/>
    </style:style>
    <style:style style:name="Table2" style:family="table">
      <style:table-properties style:width="14.893cm" fo:margin-left="0cm" fo:margin-right="1.842cm" table:align="margins"/>
    </style:style>
    <style:style style:name="Table2.A" style:family="table-column">
      <style:table-column-properties style:column-width="5.995cm" style:rel-column-width="26382*"/>
    </style:style>
    <style:style style:name="Table2.B" style:family="table-column">
      <style:table-column-properties style:column-width="8.897cm" style:rel-column-width="39153*"/>
    </style:style>
    <style:style style:name="Table2.A1" style:family="table-cell">
      <style:table-cell-properties style:vertical-align="middle" fo:padding="0.097cm" fo:border="none"/>
    </style:style>
    <style:style style:name="Tableau1" style:family="table">
      <style:table-properties style:width="16.743cm" fo:margin-left="0cm" fo:margin-right="-0.009cm" table:align="margins"/>
    </style:style>
    <style:style style:name="Tableau1.A" style:family="table-column">
      <style:table-column-properties style:column-width="1.263cm" style:rel-column-width="4944*"/>
    </style:style>
    <style:style style:name="Tableau1.B" style:family="table-column">
      <style:table-column-properties style:column-width="15.48cm" style:rel-column-width="60591*"/>
    </style:style>
    <style:style style:name="Tableau1.A1" style:family="table-cell">
      <style:table-cell-properties fo:padding="0.097cm" fo:border="none"/>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Standard">
      <style:text-properties fo:language="en" fo:country="US"/>
    </style:style>
    <style:style style:name="P6" style:family="paragraph" style:parent-style-name="Standard">
      <style:text-properties fo:language="en" fo:country="US" fo:font-style="normal" fo:font-weight="normal"/>
    </style:style>
    <style:style style:name="P7" style:family="paragraph" style:parent-style-name="Standard">
      <style:paragraph-properties fo:text-align="center" style:justify-single-word="false"/>
      <style:text-properties fo:language="en" fo:country="US" fo:font-style="normal" fo:font-weight="normal"/>
    </style:style>
    <style:style style:name="P8" style:family="paragraph" style:parent-style-name="Standard">
      <style:text-properties fo:font-size="11pt" fo:language="en" fo:country="US" fo:font-style="normal" fo:font-weight="normal" style:font-size-asian="11pt" style:font-size-complex="11pt"/>
    </style:style>
    <style:style style:name="P9"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10" style:family="paragraph" style:parent-style-name="OOoToCHead">
      <style:paragraph-properties fo:break-before="page"/>
    </style:style>
    <style:style style:name="P11" style:family="paragraph" style:parent-style-name="OOoTableText">
      <style:text-properties fo:font-size="11pt" style:font-size-asian="11pt" style:font-size-complex="11pt"/>
    </style:style>
    <style:style style:name="P12" style:family="paragraph" style:parent-style-name="OOoContents_20_1">
      <style:paragraph-properties>
        <style:tab-stops>
          <style:tab-stop style:position="16.999cm" style:type="right" style:leader-style="dotted" style:leader-text="."/>
        </style:tab-stops>
      </style:paragraph-properties>
    </style:style>
    <style:style style:name="P13" style:family="paragraph" style:parent-style-name="OOo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734cm" style:type="right" style:leader-style="dotted" style:leader-text="."/>
        </style:tab-stops>
      </style:paragraph-properties>
    </style:style>
    <style:style style:name="P15" style:family="paragraph" style:parent-style-name="Contents_20_2">
      <style:paragraph-properties>
        <style:tab-stops>
          <style:tab-stop style:position="16.235cm" style:type="right" style:leader-style="dotted" style:leader-text="."/>
        </style:tab-stops>
      </style:paragraph-properties>
    </style:style>
    <style:style style:name="P16" style:family="paragraph" style:parent-style-name="OOoTextBody">
      <style:text-properties style:font-name="DejaVu Sans" style:font-name-asian="DejaVu Sans"/>
    </style:style>
    <style:style style:name="P17" style:family="paragraph" style:parent-style-name="OOoTextBody">
      <style:text-properties style:font-name="DejaVu Sans" fo:font-style="normal" style:font-name-asian="DejaVu Sans" style:font-style-asian="normal" style:font-style-complex="normal"/>
    </style:style>
    <style:style style:name="P18" style:family="paragraph" style:parent-style-name="OOoTextBody">
      <style:paragraph-properties fo:margin-left="1.081cm" fo:margin-right="-0.023cm" fo:text-indent="0cm" style:auto-text-indent="false"/>
    </style:style>
    <style:style style:name="P19" style:family="paragraph" style:parent-style-name="OOoTextBody" style:list-style-name="L1">
      <style:paragraph-properties fo:margin-left="1.081cm" fo:margin-right="0cm" fo:text-indent="0cm" style:auto-text-indent="false"/>
    </style:style>
    <style:style style:name="P20" style:family="paragraph" style:parent-style-name="OOoTextBody" style:list-style-name="L1">
      <style:paragraph-properties fo:margin-left="1.081cm" fo:margin-right="0cm" fo:text-indent="0cm" style:auto-text-indent="false">
        <style:tab-stops/>
      </style:paragraph-properties>
    </style:style>
    <style:style style:name="P21" style:family="paragraph" style:parent-style-name="OOoTextBody">
      <style:paragraph-properties fo:margin-left="1.102cm" fo:margin-right="0cm" fo:text-indent="0cm" style:auto-text-indent="false"/>
      <style:text-properties style:language-asian="ja" style:country-asian="JP"/>
    </style:style>
    <style:style style:name="P22" style:family="paragraph" style:parent-style-name="OOoTextBody" style:list-style-name="L1">
      <style:paragraph-properties fo:margin-left="1.102cm" fo:margin-right="0cm" fo:text-indent="-0.635cm" style:auto-text-indent="false">
        <style:tab-stops/>
      </style:paragraph-properties>
    </style:style>
    <style:style style:name="P23" style:family="paragraph" style:parent-style-name="OOoTextBody">
      <style:paragraph-properties fo:margin-left="1.058cm" fo:margin-right="0cm" fo:text-indent="0cm" style:auto-text-indent="false"/>
    </style:style>
    <style:style style:name="P24" style:family="paragraph" style:parent-style-name="OOoTextBody">
      <style:paragraph-properties fo:margin-left="1.014cm" fo:margin-right="0cm" fo:text-indent="0cm" style:auto-text-indent="false"/>
    </style:style>
    <style:style style:name="P25" style:family="paragraph" style:parent-style-name="OOoTextBody">
      <style:paragraph-properties fo:margin-left="1.014cm" fo:margin-right="0cm" fo:text-indent="0cm" style:auto-text-indent="false"/>
      <style:text-properties style:language-asian="ja" style:country-asian="JP"/>
    </style:style>
    <style:style style:name="P26" style:family="paragraph" style:parent-style-name="OOoTextBody">
      <style:paragraph-properties fo:margin-left="1.014cm" fo:margin-right="0cm" fo:text-indent="0cm" style:auto-text-indent="false"/>
      <style:text-properties fo:font-size="11pt" style:font-size-asian="11pt" style:font-size-complex="11pt"/>
    </style:style>
    <style:style style:name="P27" style:family="paragraph" style:parent-style-name="OOoTextBody" style:list-style-name="L2">
      <style:paragraph-properties fo:margin-left="1.014cm" fo:margin-right="0cm" fo:text-indent="0cm" style:auto-text-indent="false"/>
    </style:style>
    <style:style style:name="P28" style:family="paragraph" style:parent-style-name="OOoTextBody">
      <style:paragraph-properties fo:margin-left="1.014cm" fo:margin-right="0cm" fo:text-indent="0cm" style:auto-text-indent="false"/>
      <style:text-properties style:font-name="DejaVu Sans" fo:font-size="11pt" style:font-name-asian="DejaVu Sans" style:font-size-asian="11pt" style:font-size-complex="11pt"/>
    </style:style>
    <style:style style:name="P29" style:family="paragraph" style:parent-style-name="OOoTextBody">
      <style:paragraph-properties fo:margin-left="0.993cm" fo:margin-right="0cm" fo:text-indent="0cm" style:auto-text-indent="false"/>
    </style:style>
    <style:style style:name="P30" style:family="paragraph" style:parent-style-name="OOoTextBody">
      <style:paragraph-properties fo:margin-left="0.97cm" fo:margin-right="0cm" fo:text-indent="0cm" style:auto-text-indent="false"/>
    </style:style>
    <style:style style:name="P31" style:family="paragraph" style:parent-style-name="OOoTextBody">
      <style:paragraph-properties fo:break-before="page"/>
    </style:style>
    <style:style style:name="P32" style:family="paragraph" style:parent-style-name="OOoHeading_20_1">
      <style:text-properties style:font-name="DejaVu Sans" fo:font-size="15pt" style:font-name-asian="DejaVu Sans" style:font-size-asian="15pt" style:font-size-complex="15pt"/>
    </style:style>
    <style:style style:name="P33" style:family="paragraph" style:parent-style-name="OOoHeading_20_1">
      <style:text-properties style:font-name="DejaVu Sans" fo:font-size="15pt" style:font-name-asian="DejaVu Sans" style:font-size-asian="15pt" style:language-asian="ja" style:country-asian="JP" style:font-size-complex="15pt"/>
    </style:style>
    <style:style style:name="P34" style:family="paragraph" style:parent-style-name="OOoHeading_20_1">
      <style:paragraph-properties fo:margin-left="0cm" fo:margin-right="0cm" fo:text-indent="0cm" style:auto-text-indent="false"/>
      <style:text-properties fo:font-size="15pt" style:font-size-asian="15pt" style:language-asian="ja" style:country-asian="JP" style:font-size-complex="15pt"/>
    </style:style>
    <style:style style:name="P35" style:family="paragraph" style:parent-style-name="OOoHeading_20_2">
      <style:text-properties style:font-name="DejaVu Sans"/>
    </style:style>
    <style:style style:name="P36" style:family="paragraph" style:parent-style-name="OOoHeading_20_2">
      <style:text-properties style:font-name="DejaVu Sans" fo:font-size="14pt" style:font-name-asian="DejaVu Sans" style:font-size-asian="14pt" style:font-size-complex="14pt"/>
    </style:style>
    <style:style style:name="P37" style:family="paragraph" style:parent-style-name="OOoHeading_20_2">
      <style:text-properties style:font-name="DejaVu Sans" fo:font-size="14pt" style:font-name-asian="DejaVu Sans" style:font-size-asian="14pt" style:language-asian="ja" style:country-asian="JP" style:font-size-complex="14pt"/>
    </style:style>
    <style:style style:name="P38" style:family="paragraph" style:parent-style-name="OOoHeading_20_2">
      <style:text-properties fo:font-size="14pt" style:font-size-asian="14pt" style:font-size-complex="14pt"/>
    </style:style>
    <style:style style:name="P39" style:family="paragraph" style:parent-style-name="OOoHeading_20_2">
      <style:text-properties fo:font-size="14pt" style:font-size-asian="14pt" style:language-asian="ja" style:country-asian="JP" style:font-size-complex="14pt"/>
    </style:style>
    <style:style style:name="P40" style:family="paragraph" style:parent-style-name="OOoHeading_20_0">
      <style:paragraph-properties fo:margin-left="0cm" fo:margin-right="0cm" fo:text-indent="0cm" style:auto-text-indent="false"/>
      <style:text-properties style:font-name="DejaVu Sans" style:font-name-asian="DejaVu Sans"/>
    </style:style>
    <style:style style:name="P41" style:family="paragraph" style:parent-style-name="OOoTableText">
      <style:text-properties fo:font-size="11pt" style:font-size-asian="11pt" style:language-asian="ja" style:country-asian="JP" style:font-size-complex="11pt"/>
    </style:style>
    <style:style style:name="P42" style:family="paragraph" style:parent-style-name="OOoTableText">
      <style:text-properties style:font-name="DejaVu Sans" fo:font-size="11pt" style:font-name-asian="DejaVu Sans" style:font-size-asian="11pt" style:font-size-complex="11pt"/>
    </style:style>
    <style:style style:name="P43" style:family="paragraph" style:parent-style-name="OOoSubtitle">
      <style:text-properties style:font-name="DejaVu Sans" fo:font-size="18pt" fo:font-style="italic" style:font-name-asian="DejaVu Sans" style:font-size-asian="18pt" style:font-style-asian="italic" style:font-size-complex="18pt" style:font-style-complex="italic"/>
    </style:style>
    <style:style style:name="P44" style:family="paragraph" style:parent-style-name="OOoCopyrightPage">
      <style:paragraph-properties fo:break-before="page"/>
      <style:text-properties style:font-name="DejaVu Sans" fo:font-size="15pt" fo:font-weight="bold" style:font-name-asian="DejaVu Sans" style:font-size-asian="15pt" style:language-asian="ja" style:country-asian="JP" style:font-weight-asian="bold" style:font-size-complex="15pt" style:font-weight-complex="bold"/>
    </style:style>
    <style:style style:name="P45" style:family="paragraph" style:parent-style-name="OOoCopyrightPage">
      <style:text-properties style:font-name="DejaVu Sans" fo:font-size="15pt" fo:font-weight="bold" style:font-name-asian="DejaVu Sans" style:font-size-asian="15pt" style:language-asian="ja" style:country-asian="JP" style:font-weight-asian="bold" style:font-size-complex="15pt" style:font-weight-complex="bold"/>
    </style:style>
    <style:style style:name="T1" style:family="text">
      <style:text-properties fo:font-size="10pt" style:font-size-asian="10pt" style:font-size-complex="10pt"/>
    </style:style>
    <style:style style:name="T2" style:family="text">
      <style:text-properties style:language-asian="ja" style:country-asian="JP"/>
    </style:style>
    <style:style style:name="T3" style:family="text">
      <style:text-properties fo:font-size="11pt" style:font-size-asian="11pt" style:font-size-complex="11pt"/>
    </style:style>
    <style:style style:name="T4" style:family="text">
      <style:text-properties fo:font-size="11pt" style:font-size-asian="11pt" style:language-asian="ja" style:country-asian="JP" style:font-size-complex="11pt"/>
    </style:style>
    <style:style style:name="T5" style:family="text">
      <style:text-properties fo:font-weight="bold" style:font-weight-asian="bold" style:font-weight-complex="bold"/>
    </style:style>
    <style:style style:name="T6" style:family="text">
      <style:text-properties fo:font-weight="bold" style:language-asian="ja" style:country-asian="JP" style:font-weight-asian="bold" style:font-weight-complex="bold"/>
    </style:style>
    <style:style style:name="T7" style:family="text">
      <style:text-properties style:font-name="DejaVu Sans" style:font-name-asian="DejaVu Sans"/>
    </style:style>
    <style:style style:name="T8" style:family="text">
      <style:text-properties style:font-name="DejaVu Sans" style:font-name-asian="DejaVu Sans" style:language-asian="ja" style:country-asian="JP"/>
    </style:style>
    <style:style style:name="T9" style:family="text">
      <style:text-properties style:font-name="DejaVu Sans" fo:font-size="11pt" style:font-name-asian="DejaVu Sans" style:font-size-asian="11pt" style:language-asian="ja" style:country-asian="JP" style:font-size-complex="11pt"/>
    </style:style>
    <style:style style:name="T10" style:family="text">
      <style:text-properties style:font-name="DejaVu Sans" fo:font-size="11pt" style:font-name-asian="DejaVu Sans" style:font-size-asian="11pt" style:font-size-complex="11pt"/>
    </style:style>
    <style:style style:name="T11" style:family="text">
      <style:text-properties style:font-name="DejaVu Sans" fo:font-style="italic" style:font-name-asian="DejaVu Sans" style:font-style-asian="italic" style:font-style-complex="italic"/>
    </style:style>
    <style:style style:name="T12" style:family="text">
      <style:text-properties style:font-name="DejaVu Sans" fo:font-size="15pt" fo:font-weight="bold" style:font-name-asian="DejaVu Sans" style:font-size-asian="15pt" style:font-weight-asian="bold" style:font-size-complex="15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12.7cm" svg:height="8.56cm" draw:z-index="0"><draw:image xlink:href="../pics/kicad_logo.png" xlink:type="simple" xlink:show="embed" xlink:actuate="onLoad"/></draw:frame></text:p>
      <text:p text:style-name="P40">Kicad</text:p>
      <text:p text:style-name="P43">リファレンスマニュアル</text:p>
      <text:p text:style-name="P44">著作権</text:p>
      <text:p text:style-name="OOoTextBody"><text:span text:style-name="T8">　</text:span><text:span text:style-name="T7">このドキュメントは以下の貢献者により著作権所有 © 2010–2012 されています。あなたは、GNU General Public License (</text:span><text:a xlink:type="simple" xlink:href="http://www.gnu.org/licenses/gpl.html)のバージョン3以降">http://www.gnu.org/licenses/gpl.html)</text:a><text:a xlink:type="simple" xlink:href="http://www.gnu.org/licenses/gpl.html)のバージョン3以降">のバージョン3以降</text:a><text:span text:style-name="T7">、あるいはクリエイティブ·コモンズライセンス(</text:span><text:a xlink:type="simple" xlink:href="http://creativecommons.org/licenses/by/3.0/">http://creativecommons.org/licenses/by/3.0/</text:a><text:span text:style-name="T7">)のバージョン3以降のいずれかの条件の下で、それを配布し、そして/または、それを変更することができます。</text:span></text:p>
      <text:p text:style-name="P16"><text:span text:style-name="T2">　</text:span>このガイドの中のすべての商標は、正当な所有者に帰属します。</text:p>
      <text:p text:style-name="P45">貢献者</text:p>
      <text:p text:style-name="P16"><text:span text:style-name="T2">　</text:span>Jean-Pierre Charras, Fabrizio Tappero.</text:p>
      <text:p text:style-name="P45">フィードバック</text:p>
      <text:p text:style-name="OOoTextBody"><text:span text:style-name="T9">　このドキュメントに関するコメントや提案をKiCadメーリングリストへお寄せください。</text:span><text:span text:style-name="T10">: <text:s/></text:span><text:a xlink:type="simple" xlink:href="https://launchpad.net/~kicad-developers"><text:span text:style-name="T11">https://launchpad.net/~kicad-developers</text:span></text:a></text:p>
      <text:p text:style-name="P45">謝辞</text:p>
      <text:p text:style-name="OOoTextBody"><text:span text:style-name="OOoDefault"><text:span text:style-name="T8">　なし</text:span></text:span></text:p>
      <text:p text:style-name="P45">発行日とソフトウェアのバージョン</text:p>
      <text:p text:style-name="P17"><text:span text:style-name="T2">　</text:span>英語版：　2011年9月27日に LibreOffice 3.3.2.により発行されました。 </text:p>
      <text:p text:style-name="P17"><text:span text:style-name="T2">　</text:span>日本語版：　2012年X月XX日にLibreOffice 3.5.4により発行されました。</text:p>
      <text:p text:style-name="OOoCopyrightPage"><text:span text:style-name="OOoDefault"><text:span text:style-name="T12">Macユーザへの注記</text:span></text:span></text:p>
      <text:p text:style-name="OOoTextBody"><text:span text:style-name="OOoDefault"><text:span text:style-name="T9">　Apple OS Xのオペレーティングシステム用のKiCadのサポートは実験的なものです。</text:span></text:span></text:p>
      <text:p text:style-name="OOoTextBody"><text:span text:style-name="OOoDefault"><text:span text:style-name="T9"/></text:span></text:p>
      <text:p text:style-name="P31"><text:span text:style-name="OOoDefault"><text:span text:style-name="T9"/></text:span></text:p>
      <text:table-of-content text:style-name="Sect1" text:protected="true"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Contents_20_Heading">目次</text:p>
          </text:index-title>
          <text:p text:style-name="P14"><text:a xlink:type="simple" xlink:href="#__RefHeading__24926_67935273" text:style-name="Index_20_Link" text:visited-style-name="Index_20_Link">1 - はじめに<text:tab/>3</text:a></text:p>
          <text:p text:style-name="P15"><text:a xlink:type="simple" xlink:href="#__RefHeading__24928_67935273" text:style-name="Index_20_Link" text:visited-style-name="Index_20_Link">1.1 - KiCad<text:tab/>3</text:a></text:p>
          <text:p text:style-name="P14"><text:a xlink:type="simple" xlink:href="#__RefHeading__8496_1335080928" text:style-name="Index_20_Link" text:visited-style-name="Index_20_Link">2 - インストールと設定<text:tab/>4</text:a></text:p>
          <text:p text:style-name="P15"><text:a xlink:type="simple" xlink:href="#__RefHeading__8600_1335080928" text:style-name="Index_20_Link" text:visited-style-name="Index_20_Link">2.1 - ディスプレイの選択<text:tab/>4</text:a></text:p>
          <text:p text:style-name="P15"><text:a xlink:type="simple" xlink:href="#__RefHeading__24934_67935273" text:style-name="Index_20_Link" text:visited-style-name="Index_20_Link">2.2 - デフォルト設定の初期化<text:tab/>4</text:a></text:p>
          <text:p text:style-name="P15"><text:a xlink:type="simple" xlink:href="#__RefHeading__24936_67935273" text:style-name="Index_20_Link" text:visited-style-name="Index_20_Link">2.3 - Kicad: 使用の原則<text:tab/>4</text:a></text:p>
          <text:p text:style-name="P14"><text:a xlink:type="simple" xlink:href="#__RefHeading__24938_67935273" text:style-name="Index_20_Link" text:visited-style-name="Index_20_Link">3 - KiCadを使う<text:tab/>6</text:a></text:p>
          <text:p text:style-name="P15"><text:a xlink:type="simple" xlink:href="#__RefHeading__24940_67935273" text:style-name="Index_20_Link" text:visited-style-name="Index_20_Link">3.1 - メイン ウィンドウ<text:tab/>6</text:a></text:p>
          <text:p text:style-name="P15"><text:a xlink:type="simple" xlink:href="#__RefHeading__24942_67935273" text:style-name="Index_20_Link" text:visited-style-name="Index_20_Link">3.2 - ユーティリティの起動ペイン<text:tab/>6</text:a></text:p>
          <text:p text:style-name="P15"><text:a xlink:type="simple" xlink:href="#__RefHeading__24944_67935273" text:style-name="Index_20_Link" text:visited-style-name="Index_20_Link">3.3 - プロジェクトのツリービュー<text:tab/>7</text:a></text:p>
          <text:p text:style-name="P15"><text:a xlink:type="simple" xlink:href="#__RefHeading__24946_67935273" text:style-name="Index_20_Link" text:visited-style-name="Index_20_Link">3.4 - 上部のツールバー<text:tab/>7</text:a></text:p>
        </text:index-body>
      </text:table-of-content>
      <text:p text:style-name="Standard"/>
      <text:h text:style-name="P32" text:outline-level="1"><text:bookmark-start text:name="__RefHeading__24926_67935273"/><text:span text:style-name="T2">はじめに</text:span><text:bookmark-end text:name="__RefHeading__24926_67935273"/></text:h>
      <text:h text:style-name="P35" text:outline-level="2"><text:bookmark-start text:name="__RefHeading__24928_67935273"/>KiCad<text:bookmark-end text:name="__RefHeading__24928_67935273"/></text:h>
      <text:p text:style-name="P18"><text:span text:style-name="T2">　</text:span>KiCadは、電子回路図とPCBのアートワークを作成するためのオープンソースのソフトウェアツールです。 KiCadの単一の表層の中には、次に示す独立したソフトウェアツール群の優雅な構造が組み込まれています。：</text:p>
      <text:list xml:id="list35276059" text:style-name="L1">
        <text:list-item>
          <text:p text:style-name="P20">KiCad : プロジェクトマネージャ </text:p>
        </text:list-item>
        <text:list-item>
          <text:p text:style-name="P19">EESchema : 回路図エディタ </text:p>
        </text:list-item>
        <text:list-item>
          <text:p text:style-name="P19">CvPcb: フットプリントセレクタ </text:p>
        </text:list-item>
        <text:list-item>
          <text:p text:style-name="P19">Pcbnew : 回路基板のレイアウトエディタ </text:p>
        </text:list-item>
        <text:list-item>
          <text:p text:style-name="P19">GerbView: ガーバービュア </text:p>
        </text:list-item>
      </text:list>
      <text:p text:style-name="P21">　その他に，以下の2つのユーティリティが含まれています。</text:p>
      <text:list xml:id="list35690508" text:continue-numbering="true" text:style-name="L1">
        <text:list-item>
          <text:p text:style-name="P22">Bitmap2Component : ロゴ用のコンポーネントメーカー (ビットマップ画像から、回路図コンポーネントやフットプリントを作成します) </text:p>
        </text:list-item>
        <text:list-item>
          <text:p text:style-name="P22"><text:s/>PcbCalculator : 電流に対する配線幅、伝送ライン などコンポーネントの規制を計算する有用な計算機です。</text:p>
        </text:list-item>
      </text:list>
      <text:p text:style-name="P23"><text:span text:style-name="T2">　</text:span>この文章の執筆時には、KiCadが複雑な電子基板の開発とメンテナンスに使用されるよう十分成熟していると考えられます。 KiCadは、基板サイズの制限が存在せず、最大16の銅のレイヤと最大12の技術レイヤを容易に扱うことができます。KiCadは、プリント基板を構築するために必要な、フォトプロッタ用ガーバーファイル、ドリルファイル、部品位置のファイル、その他多くのファイルを作成することができます。KiCadはオープンソース(GPL licensed)であり、オープンソースなどの電子機器の作成プロジェクトに向いた理想的なツールです。 </text:p>
      <text:p text:style-name="OOoTextBody"/>
      <text:p text:style-name="P24"><text:span text:style-name="T2">　</text:span>インターネット上でKiCadは以下の場所で見つけることができます。</text:p>
      <text:p text:style-name="P24"><text:a xlink:type="simple" xlink:href="http://kicad.sourceforge.net/wiki/Main_Page">http://kicad.sourceforge.net/wiki/Main_Page</text:a> </text:p>
      <text:p text:style-name="P24"><text:a xlink:type="simple" xlink:href="http://iut-tice.ujf-grenoble.fr/kicad/index.html">http://iut-tice.ujf-grenoble.fr/kicad/index.html</text:a> </text:p>
      <text:p text:style-name="P24"><text:a xlink:type="simple" xlink:href="http://www.gipsa-lab.inpg.fr/realise_au_lis/kicad/index.html">http://www.gipsa-lab.inpg.fr/realise_au_lis/kicad/index.html</text:a> </text:p>
      <text:p text:style-name="P25"><text:soft-page-break/><text:a xlink:type="simple" xlink:href="http://kicad.jp/">http://kicad.jp/</text:a></text:p>
      <text:p text:style-name="P25">　KiCadはLinux、WindowsおよびApple OS X（実験版）で利用することができます。</text:p>
      <text:h text:style-name="P34" text:outline-level="1"><text:bookmark-start text:name="__RefHeading__8496_1335080928"/>インストールと設定<text:bookmark-end text:name="__RefHeading__8496_1335080928"/></text:h>
      <text:h text:style-name="P38" text:outline-level="2"><text:bookmark-start text:name="__RefHeading__8600_1335080928"/>ディスプレイの選択<text:bookmark-end text:name="__RefHeading__8600_1335080928"/></text:h>
      <text:p text:style-name="P29"><text:span text:style-name="T4">　ピクセルあたり24bitあるいは32bitを使用するディスプレイ/グラフィックカードを設定することを推奨します。16ビットモードでは、Eeschemaは動作しますが、Linuxの下でPcbnewでの表示は、正しく機能しません。</text:span></text:p>
      <text:h text:style-name="P39" text:outline-level="2"><text:bookmark-start text:name="__RefHeading__24934_67935273"/>デフォルト設定の初期化<text:bookmark-end text:name="__RefHeading__24934_67935273"/></text:h>
      <text:p text:style-name="P30"><text:span text:style-name="T2">　</text:span>kicad.proという名前のデフォルトの設定ファイルは、kicad/templateの中で提供されています。 これは、新しいプロジェクトのテンプレートとなります。</text:p>
      <text:p text:style-name="P30"><text:span text:style-name="T2">　</text:span><text:span text:style-name="T6">デフォルトの</text:span><text:span text:style-name="T5">kicad.proファイルは、</text:span><text:span text:style-name="T6">必要があれば自由に、</text:span><text:span text:style-name="T5">例えば他のライブラリファイルをロードするために、 </text:span><text:span text:style-name="T6">改変してください</text:span><text:span text:style-name="T5">。 </text:span></text:p>
      <text:p text:style-name="P30"><text:span text:style-name="T2">　</text:span>kicad/template/kicad.proへの書き込みアクセス権限を持っていることを確認してください。 </text:p>
      <text:p text:style-name="P30"><text:span text:style-name="T2">　</text:span>KiCadを実行しkicad.proをロードします。 KiCadからEeschemaを実行し、Eeschemaの設定を変更し更新してください。 </text:p>
      <text:p text:style-name="P30"><text:span text:style-name="T2">　</text:span>KiCadからPcbnewを実行し、Pcbnewの設定を変更し更新してください。</text:p>
      <text:h text:style-name="P36" text:outline-level="2"><text:bookmark-start text:name="__RefHeading__24936_67935273"/>Kicad: <text:span text:style-name="T2">使用の原則</text:span><text:bookmark-end text:name="__RefHeading__24936_67935273"/></text:h>
      <text:p text:style-name="P24"><text:span text:style-name="T4">　</text:span><text:span text:style-name="T3">KiCadプロジェクトを管理するために: 回路図のファイル、ガーバーファイル, 補助ライブラリ、 フォトトレース用の製造ファイル、 穴明けおよび自動部品配置ファイル、次のようにプロジェクトを作成することを推奨します。：</text:span></text:p>
      <text:list xml:id="list35269879" text:style-name="L2">
        <text:list-item>
          <text:p text:style-name="P27">プロジェクトの作業ディレクトリを作成する(KiCadを使用するか、または他の手段により)。 </text:p>
        </text:list-item>
        <text:list-item>
          <text:p text:style-name="P27"><text:s/>このディレクトリで、kicadを使用し、“Start a new project”アイコンによりプロジェクトファイル (.proの拡張子のファイル)を作成します</text:p>
        </text:list-item>
      </text:list>
      <text:p text:style-name="P26"><text:span text:style-name="T2">　</text:span>プロジェクトファイルとそのディレクトリの両方に同じ名前を使用することを強く推奨します。</text:p>
      <text:p text:style-name="P24"><text:span text:style-name="T4">　</text:span><text:span text:style-name="T3">Kicadは、プロジェクト管理のための多くのパラメータ(回路図、PCBsで使われるライブラリのリスト主要回路図のファイル名 )をもつ、.proという拡張子をもつファイルを作ります。主要回路図とプリント基板、両方のデフォルトのファイル名は、プロジェクトの名前</text:span><text:span text:style-name="T4">と対応</text:span><text:span text:style-name="T3">しています。Exampleというディレクトリに</text:span><text:span text:style-name="T4">は</text:span><text:span text:style-name="T3">example.pro というプロジェクトが作られます。：</text:span></text:p>
      <table:table table:name="Table3" table:style-name="Table3">
        <table:table-column table:style-name="Table3.A"/>
        <table:table-column table:style-name="Table3.B"/>
        <table:table-row>
          <table:table-cell table:style-name="Table3.A1" office:value-type="string">
            <text:p text:style-name="P11">example.pro</text:p>
          </table:table-cell>
          <table:table-cell table:style-name="Table3.B1" office:value-type="string">
            <text:p text:style-name="P41">プロジェクト管理ファイル</text:p>
          </table:table-cell>
        </table:table-row>
        <table:table-row>
          <table:table-cell table:style-name="Table3.A2" office:value-type="string">
            <text:p text:style-name="P11">example.sch</text:p>
          </table:table-cell>
          <table:table-cell table:style-name="Table3.B2" office:value-type="string">
            <text:p text:style-name="P41">メインの回路図ファイル</text:p>
          </table:table-cell>
        </table:table-row>
        <table:table-row>
          <table:table-cell table:style-name="Table3.A2" office:value-type="string">
            <text:p text:style-name="P11">example.brd</text:p>
          </table:table-cell>
          <table:table-cell table:style-name="Table3.B2" office:value-type="string">
            <text:p text:style-name="P41">ガーバー ファイル</text:p>
          </table:table-cell>
        </table:table-row>
        <table:table-row>
          <table:table-cell table:style-name="Table3.A2" office:value-type="string">
            <text:p text:style-name="P11">example.net</text:p>
          </table:table-cell>
          <table:table-cell table:style-name="Table3.B2" office:value-type="string">
            <text:p text:style-name="P41">ネットリスト ファイル</text:p>
          </table:table-cell>
        </table:table-row>
        <text:soft-page-break/>
        <table:table-row>
          <table:table-cell table:style-name="Table3.A2" office:value-type="string">
            <text:p text:style-name="P11">example.xxx</text:p>
          </table:table-cell>
          <table:table-cell table:style-name="Table3.B2" office:value-type="string">
            <text:p text:style-name="P41">他のユーティリティ プログラムによって作成される各種ファイル</text:p>
          </table:table-cell>
        </table:table-row>
        <table:table-row>
          <table:table-cell table:style-name="Table3.A2" office:value-type="string">
            <text:p text:style-name="P11">example.cache.lib</text:p>
          </table:table-cell>
          <table:table-cell table:style-name="Table3.B2" office:value-type="string">
            <text:p text:style-name="P41">回路図に使用されているライブラリのキャッシュ</text:p>
            <text:p text:style-name="P11">(<text:span text:style-name="T2">使用されているコンポーネントのバックアップ</text:span>)</text:p>
          </table:table-cell>
        </table:table-row>
      </table:table>
      <text:h text:style-name="P33" text:outline-level="1"><text:bookmark-start text:name="__RefHeading__24938_67935273"/>KiCadを使う<text:bookmark-end text:name="__RefHeading__24938_67935273"/></text:h>
      <text:h text:style-name="P37" text:outline-level="2"><text:bookmark-start text:name="__RefHeading__24940_67935273"/>メイン ウィンドウ<text:bookmark-end text:name="__RefHeading__24940_67935273"/></text:h>
      <text:p text:style-name="P6"><draw:frame draw:style-name="fr2" draw:name="graphics2" text:anchor-type="paragraph" svg:width="12.7cm" svg:height="8.509cm" draw:z-index="1"><draw:image xlink:href="../pics/kicad_main_window.png" xlink:type="simple" xlink:show="embed" xlink:actuate="onLoad"/></draw:frame></text:p>
      <text:p text:style-name="P29"><text:span text:style-name="T2">　</text:span><text:span text:style-name="T10">KiCadのメインウィンドウは、プロジェクトツリービューおよび、様々なソフトウェア·ツールを実行するために使われるボタンのある起動ペイン、そしてメッセージ·ウィンドウで構成されています。メニューとツールバーは、プロジェクトファイルを作成したり、読み込んだり、保存したりするために使用します。</text:span></text:p>
      <text:h text:style-name="P37" text:outline-level="2"><text:bookmark-start text:name="__RefHeading__24942_67935273"/>ユーティリティの起動ペイン<text:bookmark-end text:name="__RefHeading__24942_67935273"/></text:h>
      <text:p text:style-name="P7"><draw:frame draw:style-name="fr2" draw:name="graphics3" text:anchor-type="paragraph" svg:width="10.61cm" svg:height="1.667cm" draw:z-index="2"><draw:image xlink:href="../pics/kicad_1.png" xlink:type="simple" xlink:show="embed" xlink:actuate="onLoad"/></draw:frame></text:p>
      <text:p text:style-name="P26"><text:span text:style-name="T8">　</text:span><text:span text:style-name="T7">KiCad からは、付属する全ての独立したソフトウェア·ツールを実行することができます。起動ペインは、次のコマンドに対応して上の6つのボタンで構成されています。（左から順に）:</text:span></text:p>
      <table:table table:name="Table1" table:style-name="Table1">
        <table:table-column table:style-name="Table1.A"/>
        <table:table-column table:style-name="Table1.B"/>
        <table:table-row>
          <table:table-cell table:style-name="Table1.A1" office:value-type="string">
            <text:p text:style-name="P11">1</text:p>
          </table:table-cell>
          <table:table-cell table:style-name="Table1.A1" office:value-type="string">
            <text:p text:style-name="P11">Eeschema</text:p>
          </table:table-cell>
        </table:table-row>
        <table:table-row>
          <table:table-cell table:style-name="Table1.A1" office:value-type="string">
            <text:p text:style-name="P11">2</text:p>
          </table:table-cell>
          <table:table-cell table:style-name="Table1.A1" office:value-type="string">
            <text:p text:style-name="P11">Cvpcb</text:p>
          </table:table-cell>
        </table:table-row>
        <table:table-row>
          <table:table-cell table:style-name="Table1.A1" office:value-type="string">
            <text:p text:style-name="P11">3</text:p>
          </table:table-cell>
          <table:table-cell table:style-name="Table1.A1" office:value-type="string">
            <text:p text:style-name="P11">Pcbnew</text:p>
          </table:table-cell>
        </table:table-row>
        <table:table-row>
          <table:table-cell table:style-name="Table1.A1" office:value-type="string">
            <text:p text:style-name="P11">4</text:p>
          </table:table-cell>
          <table:table-cell table:style-name="Table1.A1" office:value-type="string">
            <text:p text:style-name="P11">Gerbview</text:p>
          </table:table-cell>
        </table:table-row>
        <table:table-row>
          <table:table-cell table:style-name="Table1.A1" office:value-type="string">
            <text:p text:style-name="P11">5</text:p>
          </table:table-cell>
          <table:table-cell table:style-name="Table1.A1" office:value-type="string">
            <text:p text:style-name="P11">Bitmap2component</text:p>
          </table:table-cell>
        </table:table-row>
        <table:table-row>
          <table:table-cell table:style-name="Table1.A1" office:value-type="string">
            <text:p text:style-name="P11">6</text:p>
          </table:table-cell>
          <table:table-cell table:style-name="Table1.A1" office:value-type="string">
            <text:p text:style-name="P11">Pcb Calculator</text:p>
          </table:table-cell>
        </table:table-row>
      </table:table>
      <text:p text:style-name="P8"/>
      <text:h text:style-name="P37" text:outline-level="2"><text:bookmark-start text:name="__RefHeading__24944_67935273"/><text:soft-page-break/>プロジェクトのツリービュー<text:bookmark-end text:name="__RefHeading__24944_67935273"/></text:h>
      <table:table table:name="Table2" table:style-name="Table2">
        <table:table-column table:style-name="Table2.A"/>
        <table:table-column table:style-name="Table2.B"/>
        <table:table-row>
          <table:table-cell table:style-name="Table2.A1" office:value-type="string">
            <text:p text:style-name="P9"><draw:frame draw:style-name="fr2" draw:name="graphics5" text:anchor-type="paragraph" svg:width="4.498cm" svg:height="4.921cm" draw:z-index="3"><draw:image xlink:href="../pics/kicad_3.png" xlink:type="simple" xlink:show="embed" xlink:actuate="onLoad"/></draw:frame></text:p>
          </table:table-cell>
          <table:table-cell table:style-name="Table2.A1" office:value-type="string">
            <text:p text:style-name="P42"><text:span text:style-name="T2">　</text:span>ファイルbingo.schを開く場合には、Eeschemaアイコンをダブルクリックすることで，回路図エディタが起動できます。</text:p>
            <text:p text:style-name="P42"><text:span text:style-name="T2">　</text:span>ファイルbingo.brdを開く場合には、Pcbnewアイコンをダブルクリックすることで、レイアウト·エディタが起動できます。</text:p>
            <text:p text:style-name="P42"><text:span text:style-name="T2">　</text:span>プロジェクトツリー内のファイルを右クリックすると、一般的なファイル操作が可能です。</text:p>
          </table:table-cell>
        </table:table-row>
      </table:table>
      <text:h text:style-name="P37" text:outline-level="2"><text:bookmark-start text:name="__RefHeading__24946_67935273"/>上部のツールバー<text:bookmark-end text:name="__RefHeading__24946_67935273"/></text:h>
      <text:p text:style-name="OOoTextBody"><draw:frame draw:style-name="fr1" draw:name="graphics4" text:anchor-type="paragraph" svg:width="4.419cm" svg:height="0.847cm" draw:z-index="4"><draw:image xlink:href="../pics/kicad_2.png" xlink:type="simple" xlink:show="embed" xlink:actuate="onLoad"/></draw:frame></text:p>
      <text:p text:style-name="P28"><text:span text:style-name="T2">　</text:span>KiCad上部のツールバーからは、いくつかの基本的なファイル操作が可能です。（左から順に）</text:p>
      <table:table table:name="Tableau1" table:style-name="Tableau1">
        <table:table-column table:style-name="Tableau1.A"/>
        <table:table-column table:style-name="Tableau1.B"/>
        <table:table-header-rows>
          <table:table-row>
            <table:table-cell table:style-name="Tableau1.A1" office:value-type="string">
              <text:p text:style-name="OOoTableText">1</text:p>
            </table:table-cell>
            <table:table-cell table:style-name="Tableau1.A1" office:value-type="string">
              <text:p text:style-name="P42">プロジェクトファイルを作成します。 kicad.proというテンプレートがkicad/template 内にある場合には、それを作業ディレクトリにコピーします。</text:p>
            </table:table-cell>
          </table:table-row>
        </table:table-header-rows>
        <table:table-row>
          <table:table-cell table:style-name="Tableau1.A1" office:value-type="string">
            <text:p text:style-name="OOoTableText">2</text:p>
          </table:table-cell>
          <table:table-cell table:style-name="Tableau1.A1" office:value-type="string">
            <text:p text:style-name="P42">既存のプロジェクトを開きます。</text:p>
          </table:table-cell>
        </table:table-row>
        <table:table-row>
          <table:table-cell table:style-name="Tableau1.A1" office:value-type="string">
            <text:p text:style-name="OOoTableText">3</text:p>
          </table:table-cell>
          <table:table-cell table:style-name="Tableau1.A1" office:value-type="string">
            <text:p text:style-name="P42">現在のプロジェクトツリーを更新、保存します<text:span text:style-name="T2">。</text:span></text:p>
          </table:table-cell>
        </table:table-row>
        <table:table-row>
          <table:table-cell table:style-name="Tableau1.A1" office:value-type="string">
            <text:p text:style-name="OOoTableText">4</text:p>
          </table:table-cell>
          <table:table-cell table:style-name="Tableau1.A1" office:value-type="string">
            <text:p text:style-name="P42">プロジェクト全体のzipアーカイブを作成します。 この中には、回路図ファイル、ライブラリ、PCBなどが含まれます。</text:p>
          </table:table-cell>
        </table:table-row>
        <table:table-row>
          <table:table-cell table:style-name="Tableau1.A1" office:value-type="string">
            <text:p text:style-name="OOoTableText">5</text:p>
          </table:table-cell>
          <table:table-cell table:style-name="Tableau1.A1" office:value-type="string">
            <text:p text:style-name="P42">ツリー変更後、ツリーリストを再描画します<text:span text:style-name="T2">。</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ＭＳ ゴシック" svg:font-family="'ＭＳ ゴシック'"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ＭＳ Ｐゴシック" svg:font-family="'ＭＳ Ｐゴシック'"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1"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none"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100%" fo:margin-left="1cm" fo:margin-right="0cm" fo:margin-top="0.3cm" fo:margin-bottom="0.21cm"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none" style:shadow="none"/>
      <style:text-properties style:use-window-font-color="true"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style:use-window-font-color="true"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272cm" fo:margin-right="1.99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6</text:page-number></text:p>
      </style:footer>
      <style:footer-left>
        <text:p text:style-name="OOoFooter"><text:page-number text:select-page="current">6</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6</text:page-number></text:p>
      </style:footer>
      <style:footer-left>
        <text:p text:style-name="OOoFooter"><text:page-number text:select-page="current">6</text:page-number><text:tab/><text:title/></text:p>
      </style:footer-left>
    </style:master-page>
    <style:master-page style:name="OOoOneColumn" style:page-layout-name="Mpm7">
      <style:footer>
        <text:p text:style-name="MP4"><text:title/><text:tab/><text:chapter text:display="name" text:outline-level="1"/><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122e39-92ed229-498d286-15e43b4-d70da21</meta:generator>
    <meta:initial-creator>IUT</meta:initial-creator>
    <meta:creation-date>1996-01-27T13:47:00</meta:creation-date>
    <dc:date>2012-07-30T15:56:36.84</dc:date>
    <meta:print-date>1999-04-24T19:41:00</meta:print-date>
    <dc:language>fr-FR</dc:language>
    <meta:editing-cycles>218</meta:editing-cycles>
    <meta:editing-duration>PT19H17M6S</meta:editing-duration>
    <meta:document-statistic meta:table-count="4" meta:image-count="5" meta:object-count="0" meta:page-count="6" meta:paragraph-count="114" meta:word-count="1428" meta:character-count="3724" meta:non-whitespace-character-count="3553"/>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